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THARMEL CHANGE</text:span></text:h>
      <text:h text:style-name="Default"><text:s text:c="1"/>2<text:s text:c="2"/><text:span text:style-name="style2">//11984</text:span></text:h>
      <text:h text:style-name="Default"><text:s text:c="1"/>3<text:s text:c="2"/></text:h>
      <text:h text:style-name="Default"><text:s text:c="1"/>4<text:s text:c="2"/></text:h>
      <text:h text:style-name="Default"><text:s text:c="1"/>5<text:s text:c="2"/></text:h>
      <text:h text:style-name="Default"><text:s text:c="1"/>6<text:s text:c="2"/></text:h>
      <text:h text:style-name="Default"><text:s text:c="1"/>7<text:s text:c="2"/></text:h>
      <text:h text:style-name="Default"><text:s text:c="1"/>8<text:s text:c="2"/></text:h>
      <text:h text:style-name="Default"><text:s text:c="1"/>9<text:s text:c="2"/></text:h>
      <text:h text:style-name="Default">10<text:s text:c="2"/><text:span text:style-name="style9">#include&lt;stdio.h&gt;</text:span></text:h>
      <text:h text:style-name="Default">11<text:s text:c="2"/><text:span text:style-name="style5">int </text:span><text:span text:style-name="style11">main</text:span><text:span text:style-name="style10">()</text:span></text:h>
      <text:h text:style-name="Default">12<text:s text:c="2"/><text:span text:style-name="style10">{</text:span></text:h>
      <text:h text:style-name="Default">13<text:s text:c="2"/><text:s text:c="4"/><text:span text:style-name="style5">float </text:span><text:span text:style-name="style11">cent</text:span><text:span text:style-name="style10">,</text:span><text:span text:style-name="style11">fer</text:span><text:span text:style-name="style10">,</text:span><text:span text:style-name="style11">f</text:span><text:span text:style-name="style10">,</text:span><text:span text:style-name="style11">res</text:span><text:span text:style-name="style10">;</text:span></text:h>
      <text:h text:style-name="Default">14<text:s text:c="2"/></text:h>
      <text:h text:style-name="Default">15<text:s text:c="2"/><text:s text:c="4"/><text:span text:style-name="style5">int </text:span><text:span text:style-name="style11">i</text:span><text:span text:style-name="style10">,</text:span><text:span text:style-name="style11">j</text:span><text:span text:style-name="style10">;</text:span></text:h>
      <text:h text:style-name="Default">16<text:s text:c="2"/></text:h>
      <text:h text:style-name="Default">17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j</text:span><text:span text:style-name="style10">);</text:span></text:h>
      <text:h text:style-name="Default">18<text:s text:c="2"/></text:h>
      <text:h text:style-name="Default">19<text:s text:c="2"/><text:s text:c="4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j</text:span><text:span text:style-name="style10">;</text:span><text:span text:style-name="style11">i</text:span><text:span text:style-name="style10">++)</text:span></text:h>
      <text:h text:style-name="Default">20<text:s text:c="2"/><text:s text:c="4"/><text:span text:style-name="style10">{</text:span></text:h>
      <text:h text:style-name="Default">21<text:s text:c="2"/><text:s text:c="8"/><text:span text:style-name="style11">scanf</text:span><text:span text:style-name="style10">(</text:span><text:span text:style-name="style6">"%f%f"</text:span><text:span text:style-name="style10">,&amp;</text:span><text:span text:style-name="style11">cent</text:span><text:span text:style-name="style10">,&amp;</text:span><text:span text:style-name="style11">fer</text:span><text:span text:style-name="style10">);</text:span></text:h>
      <text:h text:style-name="Default">22<text:s text:c="2"/></text:h>
      <text:h text:style-name="Default">23<text:s text:c="2"/><text:s text:c="8"/><text:span text:style-name="style11">f</text:span><text:span text:style-name="style10">=(</text:span><text:span text:style-name="style11">fer</text:span><text:span text:style-name="style10">/</text:span><text:span text:style-name="style4">9</text:span><text:span text:style-name="style10">)*</text:span><text:span text:style-name="style4">5</text:span><text:span text:style-name="style10">;</text:span></text:h>
      <text:h text:style-name="Default">24<text:s text:c="2"/><text:s text:c="8"/><text:span text:style-name="style11">res</text:span><text:span text:style-name="style10">=</text:span><text:span text:style-name="style11">cent</text:span><text:span text:style-name="style10">+</text:span><text:span text:style-name="style11">f</text:span><text:span text:style-name="style10">;</text:span></text:h>
      <text:h text:style-name="Default">25<text:s text:c="2"/></text:h>
      <text:h text:style-name="Default">26<text:s text:c="2"/><text:s text:c="8"/><text:span text:style-name="style11">printf</text:span><text:span text:style-name="style10">(</text:span><text:span text:style-name="style6">"Case %d: %.2f\n"</text:span><text:span text:style-name="style10">,</text:span><text:span text:style-name="style11">i</text:span><text:span text:style-name="style10">,</text:span><text:span text:style-name="style11">res</text:span><text:span text:style-name="style10">);</text:span></text:h>
      <text:h text:style-name="Default">27<text:s text:c="2"/><text:s text:c="4"/><text:span text:style-name="style10">}</text:span></text:h>
      <text:h text:style-name="Default">28<text:s text:c="2"/><text:s text:c="4"/><text:span text:style-name="style5">return </text:span><text:span text:style-name="style4">0</text:span><text:span text:style-name="style10">;</text:span></text:h>
      <text:h text:style-name="Default">29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